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
      <text:p text:style-name="Standard">Der Arbiter im AHB Bus dient dazu die Bus Zugriffe der verschiedenen Master zu organisieren um sicherzustellen, dass jeweils nur ein Master den Bus zum gleichen Zeitpunkt verwendet. </text:p>
      <text:p text:style-name="Standard"/>
      <text:list xml:id="list377012449525209321" text:style-name="L1">
        <text:list-item>
          <text:p text:style-name="P1">Der Adress- und Kontrollmultiplexer , gesteuert vom Arbiter, sorgt für korrekte Adressierung der Slaves. Der Master legt sein Adress- und Kontrollsignal an, der Arbiter steuert die entsprechenden Multiplexer so an, dass nach der Adressdekodierung die Daten am korrekten Slave ankommen.</text:p>
        </text:list-item>
      </text:list>
      <text:p text:style-name="Standard"/>
      <text:list xml:id="list4053818030858605606" text:style-name="L2">
        <text:list-item>
          <text:p text:style-name="P2">Design Constraints beschreiben bestimmte Einschränkungen an den Chip wie beispielsweise eine bestimmte Berechnungsgeschwindigkeit die für die Einsetzbarkeit notwendig ist, oder eine maximale Größe, die der Chip haben darf um eingebaut werden zu können.</text:p>
        </text:list-item>
      </text:list>
      <text:p text:style-name="Standard"/>
      <text:list xml:id="list3567946199149046625" text:style-name="L3">
        <text:list-item>
          <text:p text:style-name="P3">Nach Beendigung einer Berechnung und dem Zeitpunkt zu dem das Ergebnis der Berechnung verfügbar sein muss gibt es häufig eine zusätzliche Zeitspanne, den Slack, der dazu führt, dass auch bei geringen Verzögerungen der Berechnungen das Design weiter das gewünschte Ergebnis liefert. Durch eine statische Timing Analyse kann die Schlupfzeit berechnet werden. Sie kann dazu verwendet werden dass Design im Hinblick auf Timing zu optimieren.</text:p>
        </text:list-item>
      </text:list>
      <text:p text:style-name="Standard"/>
      <text:p text:style-name="Standard">5. Wenn beide Operationen im gleichen Kontrollflusspfad erreicht werden, werden beispielsweise zwei Addierer benötigt um gleichzeitig die Berechnungen auszuführen. Durch Resource Sharing wäre aber nur einer vorhan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4:08:33.26</meta:creation-date>
    <dc:date>2017-06-23T14:45:50.38</dc:date>
    <meta:editing-duration>PT37M16S</meta:editing-duration>
    <meta:editing-cycles>5</meta:editing-cycles>
    <meta:generator>OpenOffice/4.1.1$Win32 OpenOffice.org_project/411m6$Build-9775</meta:generator>
    <meta:document-statistic meta:table-count="0" meta:image-count="0" meta:object-count="0" meta:page-count="1" meta:paragraph-count="6" meta:word-count="196" meta:character-count="1382"/>
  </office:meta>
</office:document-meta>
</file>